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0a613"/>
    </style:style>
    <style:style style:name="P2" style:family="paragraph" style:parent-style-name="Text_20_body" style:list-style-name="L1">
      <style:text-properties officeooo:rsid="0010a613" officeooo:paragraph-rsid="0010a613" style:language-asian="ja" style:country-asian="JP"/>
    </style:style>
    <style:style style:name="P3" style:family="paragraph" style:parent-style-name="Text_20_body" style:list-style-name="L3">
      <style:text-properties officeooo:rsid="0010a613" officeooo:paragraph-rsid="0010a613" style:language-asian="ja" style:country-asian="JP"/>
    </style:style>
    <style:style style:name="P4" style:family="paragraph" style:parent-style-name="Text_20_body" style:list-style-name="L2">
      <style:text-properties officeooo:paragraph-rsid="0019a497" style:language-asian="ja" style:country-asian="JP"/>
    </style:style>
    <style:style style:name="P5" style:family="paragraph" style:parent-style-name="Text_20_body" style:list-style-name="L3">
      <style:text-properties officeooo:paragraph-rsid="001690aa" style:language-asian="ja" style:country-asian="JP"/>
    </style:style>
    <style:style style:name="P6" style:family="paragraph" style:parent-style-name="Text_20_body" style:list-style-name="L3">
      <style:text-properties officeooo:paragraph-rsid="0010a613" style:language-asian="ja" style:country-asian="JP"/>
    </style:style>
    <style:style style:name="P7" style:family="paragraph" style:parent-style-name="Text_20_body" style:list-style-name="L3">
      <style:paragraph-properties>
        <style:tab-stops>
          <style:tab-stop style:position="1.852cm" style:type="right"/>
          <style:tab-stop style:position="2.302cm"/>
        </style:tab-stops>
      </style:paragraph-properties>
      <style:text-properties officeooo:paragraph-rsid="0011dfc8" style:language-asian="ja" style:country-asian="JP"/>
    </style:style>
    <style:style style:name="P8" style:family="paragraph" style:parent-style-name="Heading_20_2">
      <style:text-properties officeooo:rsid="000db1a7"/>
    </style:style>
    <style:style style:name="P9" style:family="paragraph" style:parent-style-name="Heading_20_2">
      <style:text-properties officeooo:rsid="0010a613"/>
    </style:style>
    <style:style style:name="T1" style:family="text">
      <style:text-properties officeooo:rsid="000db1a7"/>
    </style:style>
    <style:style style:name="T2" style:family="text">
      <style:text-properties officeooo:rsid="000db1a7" style:language-asian="ja" style:country-asian="JP"/>
    </style:style>
    <style:style style:name="T3" style:family="text">
      <style:text-properties officeooo:rsid="000facdc" style:language-asian="ja" style:country-asian="JP"/>
    </style:style>
    <style:style style:name="T4" style:family="text">
      <style:text-properties officeooo:rsid="0010a613" style:language-asian="ja" style:country-asian="JP"/>
    </style:style>
    <style:style style:name="T5" style:family="text">
      <style:text-properties officeooo:rsid="0016751a" style:language-asian="ja" style:country-asian="JP"/>
    </style:style>
    <style:style style:name="T6" style:family="text">
      <style:text-properties officeooo:rsid="000facdc"/>
    </style:style>
    <style:style style:name="T7" style:family="text">
      <style:text-properties officeooo:rsid="0010a613"/>
    </style:style>
    <style:style style:name="T8" style:family="text">
      <style:text-properties officeooo:rsid="0016751a"/>
    </style:style>
    <style:style style:name="T9" style:family="text">
      <style:text-properties officeooo:rsid="001690aa"/>
    </style:style>
    <style:style style:name="T10" style:family="text">
      <style:text-properties officeooo:rsid="0019a4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/></text:h>
      <text:h text:style-name="Heading_20_1" text:outline-level="1"><text:span text:style-name="T1">MySylpheedMAPI</text:span><text:span text:style-name="T2">につきまして</text:span></text:h>
      <text:h text:style-name="P8" text:outline-level="2">概要：</text:h>
      <text:list xml:id="list38152110" text:style-name="L1">
        <text:list-item>
          <text:p text:style-name="P1"><text:span text:style-name="T6">MySylpheedMAPI</text:span><text:span text:style-name="T3">は、オープンソースのメールソフト</text:span><text:span text:style-name="T4">Sylpheed 3.</text:span><text:span text:style-name="T5">3</text:span><text:span text:style-name="T4">をSimple MAPI対応させて、ファイルを添付できるようにします。</text:span></text:p>
        </text:list-item>
        <text:list-item>
          <text:p text:style-name="P2">宛先・CC・件名・本文の指定も機能するようになりました。</text:p>
        </text:list-item>
      </text:list>
      <text:h text:style-name="P9" text:outline-level="2">ライセンス：</text:h>
      <text:list xml:id="list38166540" text:style-name="L2">
        <text:list-item>
          <text:p text:style-name="P4"><text:span text:style-name="T10">三条項BSDライセンス</text:span><text:span text:style-name="T7">を適用致します。</text:span></text:p>
        </text:list-item>
      </text:list>
      <text:h text:style-name="P9" text:outline-level="2">導入手順：</text:h>
      <text:list xml:id="list38152881" text:style-name="L3">
        <text:list-item>
          <text:p text:style-name="P3">予め、Sylpheed 3.<text:span text:style-name="T8">3</text:span>を導入します。</text:p>
        </text:list-item>
        <text:list-item>
          <text:p text:style-name="P5"><text:span text:style-name="T9">「関連付けの登録」をセットアップしておき</text:span><text:span text:style-name="T7">、「既定のプログラム」機能に、Sylpheed 3.</text:span><text:span text:style-name="T8">3</text:span><text:span text:style-name="T7">の情報が入るようにします。</text:span></text:p>
        </text:list-item>
        <text:list-item>
          <text:p text:style-name="P6"><text:span text:style-name="パス"><text:span text:style-name="T7">MySylpheedMAPI.dll</text:span></text:span><text:span text:style-name="T7">を、Sylpheed 3.</text:span><text:span text:style-name="T8">3</text:span><text:span text:style-name="T7">のフォルダに複製します。</text:span></text:p>
        </text:list-item>
        <text:list-item>
          <text:p text:style-name="P3">レジストリエディタを開き、</text:p>
        </text:list-item>
        <text:list-item>
          <text:p text:style-name="P6"><text:span text:style-name="パス"><text:span text:style-name="T7">HKEY_LOCAL_MACHINE\SOFTWARE\Clients\Mail\Sylpheed</text:span></text:span><text:span text:style-name="T7">に入ります。</text:span></text:p>
        </text:list-item>
        <text:list-item>
          <text:p text:style-name="P7"><text:span text:style-name="T7">文字列(REG_SZ)を作成：<text:line-break/><text:tab/>名前<text:tab/>DLLPath<text:line-break/><text:tab/>値<text:tab/></text:span><text:span text:style-name="パス"><text:span text:style-name="T7">C:\Program Files (x86)\Sylpheed\MySylpheedMAPI.dll</text:span></text:span><text:span text:style-name="T7"><text:line-break/><text:tab/><text:tab/>正確には、</text:span><text:span text:style-name="パス"><text:span text:style-name="T7">MySylpheedMAPI.dll</text:span></text:span><text:span text:style-name="T7">へのフルパスを入力します。</text:span></text:p>
        </text:list-item>
        <text:list-item>
          <text:p text:style-name="P3">これで完了です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Teletype" style:family="text">
      <style:text-properties style:font-name="Courier New" style:font-name-asian="ＭＳ Ｐゴシック1" style:font-name-complex="Courier New"/>
    </style:style>
    <style:style style:name="Source_20_Text" style:display-name="Source Text" style:family="text">
      <style:text-properties style:font-name="Courier New" style:font-name-asian="ＭＳ Ｐゴシック1" style:font-name-complex="Courier New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パス" style:family="text" style:parent-style-name="Strong_20_Emphasis">
      <style:text-properties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3:30:53.98</meta:creation-date>
    <dc:date>2013-05-22T18:07:25.44</dc:date>
    <meta:editing-duration>PT17M19S</meta:editing-duration>
    <meta:editing-cycles>14</meta:editing-cycles>
    <meta:generator>LibreOffice/3.6$Windows_x86 LibreOffice_project/58f22d5-270d05a-e2abed1-ea17a85-9b5702</meta:generator>
    <dc:title>MySylpheedMAPIにつきまして</dc:title>
    <meta:document-statistic meta:table-count="0" meta:image-count="0" meta:object-count="0" meta:page-count="1" meta:paragraph-count="14" meta:word-count="261" meta:character-count="497" meta:non-whitespace-character-count="481"/>
  </office:meta>
</office:document-meta>
</file>